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66cc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stroke="dash" draw:stroke-dash="Fine_20_Dashed" draw:textarea-vertical-align="middle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1.778cm" svg:x="4.441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572cm" svg:height="1.778cm" svg:x="6.969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1.778cm" svg:x="1.889cm" svg:y="9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27cm" svg:height="1.27cm" svg:x="4.81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27cm" svg:height="1.27cm" svg:x="7.35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27cm" svg:height="1.27cm" svg:x="4.822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2.27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996cm" svg:y1="3.354cm" svg:x2="2.905cm" svg:y2="9.89cm" draw:start-shape="id1" draw:start-glue-point="7" draw:end-shape="id2" draw:end-glue-point="4" svg:d="M4996 3354l-2091 6536" svg:viewBox="0 0 2092 6537">
          <text:p/>
        </draw:connector>
        <draw:connector draw:style-name="gr4" draw:text-style-name="P1" draw:layer="layout" draw:type="line" svg:x1="5.445cm" svg:y1="3.54cm" svg:x2="5.457cm" svg:y2="7.35cm" draw:start-shape="id1" draw:start-glue-point="8" draw:end-shape="id3" draw:end-glue-point="4" svg:d="M5445 3540l12 3810" svg:viewBox="0 0 13 3811">
          <text:p/>
        </draw:connector>
        <draw:connector draw:style-name="gr4" draw:text-style-name="P1" draw:layer="layout" draw:type="line" svg:x1="5.894cm" svg:y1="3.354cm" svg:x2="7.536cm" svg:y2="4.996cm" draw:start-shape="id1" draw:start-glue-point="9" draw:end-shape="id4" draw:end-glue-point="5" svg:d="M5894 3354l1642 1642" svg:viewBox="0 0 1643 1643">
          <text:p/>
        </draw:connector>
        <draw:custom-shape draw:style-name="gr5" draw:text-style-name="P1" xml:id="id5" draw:id="id5" draw:layer="layout" svg:width="1.27cm" svg:height="1.27cm" svg:x="9.89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1.27cm" svg:height="1.27cm" svg:x="7.362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1.27cm" svg:height="1.27cm" svg:x="4.81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8.62cm" svg:y1="5.445cm" svg:x2="9.89cm" svg:y2="5.445cm" draw:start-shape="id4" draw:start-glue-point="10" draw:end-shape="id5" draw:end-glue-point="6" svg:d="M8620 5445h1270" svg:viewBox="0 0 1271 1">
          <text:p/>
        </draw:connector>
        <draw:connector draw:style-name="gr4" draw:text-style-name="P1" draw:layer="layout" draw:type="line" svg:x1="6.092cm" svg:y1="7.985cm" svg:x2="7.362cm" svg:y2="7.985cm" draw:start-shape="id3" draw:start-glue-point="10" draw:end-shape="id6" draw:end-glue-point="6" svg:d="M6092 7985h1270" svg:viewBox="0 0 1271 1">
          <text:p/>
        </draw:connector>
        <draw:connector draw:style-name="gr4" draw:text-style-name="P1" draw:layer="layout" draw:type="line" svg:x1="3.54cm" svg:y1="10.525cm" svg:x2="4.81cm" svg:y2="10.525cm" draw:start-shape="id2" draw:start-glue-point="10" draw:end-shape="id7" draw:end-glue-point="6" svg:d="M3540 10525h1270" svg:viewBox="0 0 1271 1">
          <text:p/>
        </draw:connector>
        <draw:frame draw:style-name="gr6" draw:text-style-name="P2" draw:layer="layout" svg:width="2.54cm" svg:height="0.885cm" svg:x="4.175cm" svg:y="1.385cm">
          <draw:text-box>
            <text:p><text:span text:style-name="T1">supervisor</text:span></text:p>
          </draw:text-box>
        </draw:frame>
        <draw:connector draw:style-name="gr7" draw:text-style-name="P1" draw:layer="layout" svg:x1="7.985cm" svg:y1="4.81cm" svg:x2="12.43cm" svg:y2="3.54cm" draw:start-shape="id4" draw:start-glue-point="4" draw:end-shape="id8" draw:end-glue-point="3" svg:d="M7985 4810v-1270h4445" svg:viewBox="0 0 4446 1271">
          <text:p/>
        </draw:connector>
        <draw:custom-shape draw:style-name="gr8" draw:text-style-name="P4" xml:id="id8" draw:id="id8" draw:layer="layout" svg:width="3.81cm" svg:height="1.27cm" svg:x="12.43cm" svg:y="2.905cm">
          <text:p text:style-name="P3"><text:span text:style-name="T2">gen_node_server – keeps</text:span></text:p>
          <text:p text:style-name="P3"><text:span text:style-name="T2">status and handles user</text:span></text:p>
          <text:p text:style-name="P3"><text:span text:style-name="T2">request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" draw:id="id9" draw:layer="layout" svg:width="3.81cm" svg:height="1.27cm" svg:x="12.43cm" svg:y="4.81cm">
          <text:p text:style-name="P3"><text:span text:style-name="T2">gen_node_worker – waits</text:span></text:p>
          <text:p text:style-name="P3"><text:span text:style-name="T2">for instructions and</text:span></text:p>
          <text:p text:style-name="P3"><text:span text:style-name="T2">performs task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.16cm" svg:y1="5.445cm" svg:x2="12.43cm" svg:y2="5.445cm" draw:start-shape="id5" draw:start-glue-point="10" draw:end-shape="id9" draw:end-glue-point="3" svg:d="M11160 5445h1270" svg:viewBox="0 0 1271 1">
          <text:p/>
        </draw:connector>
        <draw:custom-shape draw:style-name="gr8" draw:text-style-name="P4" xml:id="id11" draw:id="id11" draw:layer="layout" svg:width="3.81cm" svg:height="1.27cm" svg:x="12.43cm" svg:y="6.715cm">
          <text:p text:style-name="P3"><text:span text:style-name="T2">Single logical computing</text:span></text:p>
          <text:p text:style-name="P3"><text:span text:style-name="T2">node encapsulating the</text:span></text:p>
          <text:p text:style-name="P3"><text:span text:style-name="T2">server and the worke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9.255cm" svg:y1="6.334cm" svg:x2="12.43cm" svg:y2="7.35cm" draw:start-shape="id10" draw:start-glue-point="2" draw:end-shape="id11" draw:end-glue-point="3" svg:d="M9255 6334v1016h3175" svg:viewBox="0 0 3176 10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1T22:02:24.723117315</meta:creation-date>
    <dc:date>2015-04-06T09:28:39.223684798</dc:date>
    <meta:editing-duration>P1DT3M26S</meta:editing-duration>
    <meta:editing-cycles>5</meta:editing-cycles>
    <meta:generator>LibreOffice/4.2.7.2$Linux_X86_64 LibreOffice_project/420m0$Build-2</meta:generator>
    <meta:document-statistic meta:object-count="23"/>
  </office:meta>
</office:document-meta>
</file>